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73D000003B793E0F627027348E0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draw:auto-grow-height="true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>
        <office:forms form:automatic-focus="false" form:apply-design-mode="false"/>
        <draw:frame presentation:style-name="pr1" draw:layer="layout" svg:width="25.199cm" svg:height="4.506cm" svg:x="1.401cm" svg:y="7.094cm" presentation:class="title">
          <draw:text-box>
            <text:p>Smart Tracker Repor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y Wise Cutting Report</text:p>
          </draw:text-box>
        </draw:frame>
        <draw:frame draw:style-name="gr2" draw:text-style-name="P2" draw:layer="layout" svg:width="23.731cm" svg:height="12.179cm" svg:x="2.133cm" svg:y="4.913cm" presentation:class="graphic" presentation:user-transformed="true">
          <draw:image xlink:href="Pictures/100002010000073D000003B793E0F62702734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09:48:38.183072688</meta:creation-date>
    <meta:editing-duration>PT4M56S</meta:editing-duration>
    <meta:editing-cycles>4</meta:editing-cycles>
    <meta:generator>LibreOffice/6.0.7.3$Linux_X86_64 LibreOffice_project/00m0$Build-3</meta:generator>
    <dc:title>Beehive</dc:title>
    <dc:date>2020-03-22T09:53:35.040970755</dc:date>
    <meta:document-statistic meta:object-count="42"/>
  </office:meta>
</office:document-meta>
</file>